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149cm" fo:min-width="7.699cm"/>
    </style:style>
    <style:style style:name="gr2" style:family="graphic" style:parent-style-name="standard">
      <style:graphic-properties draw:textarea-horizontal-align="justify" draw:textarea-vertical-align="middle" draw:auto-grow-height="false" fo:min-height="10.75cm" fo:min-width="14.099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3.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4.0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4.198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.1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10.499cm"/>
    </style:style>
    <style:style style:name="gr11" style:family="graphic" style:parent-style-name="standard">
      <style:graphic-properties draw:textarea-horizontal-align="justify" draw:textarea-vertical-align="middle" draw:auto-grow-height="false" fo:min-height="9.551cm" fo:min-width="13.1cm"/>
    </style:style>
    <style:style style:name="gr12" style:family="graphic" style:parent-style-name="standard">
      <style:graphic-properties draw:textarea-horizontal-align="justify" draw:textarea-vertical-align="middle" draw:auto-grow-height="false" fo:min-height="1.95cm" fo:min-width="14.7cm"/>
    </style:style>
    <style:style style:name="gr13" style:family="graphic" style:parent-style-name="standard">
      <style:graphic-properties draw:textarea-horizontal-align="justify" draw:textarea-vertical-align="middle" draw:auto-grow-height="false" fo:min-height="6.95cm" fo:min-width="3.799cm"/>
    </style:style>
    <style:style style:name="gr14" style:family="graphic" style:parent-style-name="standard">
      <style:graphic-properties draw:textarea-horizontal-align="justify" draw:textarea-vertical-align="middle" draw:auto-grow-height="false" fo:min-height="6.95cm" fo:min-width="3.798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24.099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9.9cm"/>
    </style:style>
    <style:style style:name="gr17" style:family="graphic" style:parent-style-name="standard">
      <style:graphic-properties draw:textarea-horizontal-align="justify" draw:textarea-vertical-align="middle" draw:auto-grow-height="false" fo:min-height="0.95cm" fo:min-width="3.6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textarea-horizontal-align="justify" draw:textarea-vertical-align="middle" draw:auto-grow-height="false" fo:min-height="2.149cm" fo:min-width="5.6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21" style:family="graphic" style:parent-style-name="standard">
      <style:graphic-properties draw:textarea-horizontal-align="justify" draw:textarea-vertical-align="middle" draw:auto-grow-height="false" fo:min-height="0.175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27cm"/>
    </style:style>
    <style:style style:name="gr23" style:family="graphic" style:parent-style-name="standard">
      <style:graphic-properties draw:textarea-horizontal-align="justify" draw:textarea-vertical-align="middle" draw:auto-grow-height="false" fo:min-height="0.95cm" fo:min-width="3.299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9.398cm"/>
    </style:style>
    <style:style style:name="gr27" style:family="graphic" style:parent-style-name="standard">
      <style:graphic-properties draw:textarea-horizontal-align="justify" draw:textarea-vertical-align="middle" draw:auto-grow-height="false" fo:min-height="2.15cm" fo:min-width="9.4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14.2cm"/>
    </style:style>
    <style:style style:name="gr29" style:family="graphic" style:parent-style-name="standard">
      <style:graphic-properties draw:textarea-horizontal-align="justify" draw:textarea-vertical-align="middle" draw:auto-grow-height="false" fo:min-height="1.35cm" fo:min-width="5.8cm"/>
    </style:style>
    <style:style style:name="gr30" style:family="graphic" style:parent-style-name="standard">
      <style:graphic-properties draw:textarea-horizontal-align="justify" draw:textarea-vertical-align="middle" draw:auto-grow-height="false" fo:min-height="1.75cm" fo:min-width="6.7cm"/>
    </style:style>
    <style:style style:name="gr31" style:family="graphic" style:parent-style-name="standard">
      <style:graphic-properties draw:textarea-horizontal-align="justify" draw:textarea-vertical-align="middle" draw:auto-grow-height="false" fo:min-height="1.55cm" fo:min-width="5.7cm"/>
    </style:style>
    <style:style style:name="gr32" style:family="graphic" style:parent-style-name="standard">
      <style:graphic-properties draw:textarea-horizontal-align="justify" draw:textarea-vertical-align="middle" draw:auto-grow-height="false" fo:min-height="1.55cm" fo:min-width="4.126cm"/>
    </style:style>
    <style:style style:name="gr33" style:family="graphic" style:parent-style-name="standard">
      <style:graphic-properties draw:textarea-horizontal-align="justify" draw:textarea-vertical-align="middle" draw:auto-grow-height="false" fo:min-height="1.55cm" fo:min-width="4.125cm"/>
    </style:style>
    <style:style style:name="gr34" style:family="graphic" style:parent-style-name="standard">
      <style:graphic-properties draw:textarea-horizontal-align="justify" draw:textarea-vertical-align="middle" draw:auto-grow-height="false" fo:min-height="1.55cm" fo:min-width="8.7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svg:stroke-color="#000000" draw:marker-start="Arrow" draw:marker-start-width="0.3cm" draw:marker-end="Arrow" draw:marker-end-width="0.3cm" draw:fill-color="#111111" draw:textarea-vertical-align="middle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8" style:family="graphic" style:parent-style-name="standard">
      <style:graphic-properties draw:stroke="solid" svg:stroke-width="0.053cm" svg:stroke-color="#000000" draw:marker-start="Arrow" draw:marker-start-width="0.379cm" draw:marker-end="Arrow" draw:marker-end-width="0.379cm" draw:fill-color="#000000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color="#000000" draw:marker-start="Arrow" draw:marker-start-width="0.3cm" draw:textarea-vertical-align="middle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1.55cm" fo:min-width="6.3cm"/>
    </style:style>
    <style:style style:name="gr42" style:family="graphic" style:parent-style-name="standard">
      <style:graphic-properties draw:textarea-horizontal-align="justify" draw:textarea-vertical-align="middle" draw:auto-grow-height="false" fo:min-height="1.75cm" fo:min-width="6.9cm"/>
    </style:style>
    <style:style style:name="gr43" style:family="graphic" style:parent-style-name="standard">
      <style:graphic-properties draw:textarea-horizontal-align="justify" draw:textarea-vertical-align="middle" draw:auto-grow-height="false" fo:min-height="1.55cm" fo:min-width="5.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7.311cm" style:use-optimal-column-width="false"/>
    </style:style>
    <style:style style:name="co2" style:family="table-column">
      <style:table-column-properties style:column-width="7.309cm" style:use-optimal-column-width="false"/>
    </style:style>
    <style:style style:name="co3" style:family="table-column">
      <style:table-column-properties style:column-width="4.703cm" style:use-optimal-column-width="false"/>
    </style:style>
    <style:style style:name="co4" style:family="table-column">
      <style:table-column-properties style:column-width="4.496cm" style:use-optimal-column-width="false"/>
    </style:style>
    <style:style style:name="co5" style:family="table-column">
      <style:table-column-properties style:column-width="4.495cm" style:use-optimal-column-width="false"/>
    </style:style>
    <style:style style:name="co6" style:family="table-column">
      <style:table-column-properties style:column-width="6.128cm" style:use-optimal-column-width="false"/>
    </style:style>
    <style:style style:name="ro1" style:family="table-row">
      <style:table-row-properties style:row-height="2.775cm"/>
    </style:style>
    <style:style style:name="ro2" style:family="table-row">
      <style:table-row-properties style:row-height="1.5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111111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99cm" svg:height="11cm" svg:x="2.099cm" svg:y="1.199cm">
          <text:p text:style-name="P1"><text:span text:style-name="T1">Foodata Log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1: Startpage / Desktop / URL: „/“ / loggedOut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99cm" svg:height="11cm" svg:x="2.099cm" svg:y="1.199cm">
          <text:p text:style-name="P1"><text:span text:style-name="T1">Scannen / Live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2: Scannen / Desktop / URL: „/scan“ / loggedOut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4.599cm" svg:height="2cm" svg:x="2.099cm" svg:y="1.199cm">
          <text:p text:style-name="P1"><text:span text:style-name="T1">Input </text:span><text:span text:style-name="T1">product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</text:span><text:span text:style-name="T1">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</text:span><text:span text:style-name="T1">Ampel</text:span></text:p>
          <text:p text:style-name="P1"><text:span text:style-name="T1">Offline </text:span><text:span text:style-name="T1">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d 3: Search / Desktop / URL: „/search“ / loggedOut </text:span></text:p>
          </draw:text-box>
        </draw:frame>
        <draw:frame draw:style-name="standard" draw:layer="layout" svg:width="14.619cm" svg:height="8.846cm" svg:x="1.998cm" svg:y="4.4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</text:span><text:span text:style-name="T1">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</text:span><text:span text:style-name="T1">Ampel</text:span></text:p>
          <text:p text:style-name="P1"><text:span text:style-name="T1">Offline </text:span><text:span text:style-name="T1">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4: Offline / Desktop / URL: „/calc“ / loggedOut </text:span></text:p>
          </draw:text-box>
        </draw:frame>
        <draw:custom-shape draw:style-name="gr8" draw:text-style-name="P6" draw:layer="layout" svg:width="14.698cm" svg:height="1cm" svg:x="2.3cm" svg:y="1.2cm">
          <text:p text:style-name="P5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2.4cm">
          <text:p text:style-name="P5"><text:span text:style-name="T1">Input </text:span><text:span text:style-name="T1">Gesamtzucke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3.6cm">
          <text:p text:style-name="P5"><text:span text:style-name="T1">Input </text:span><text:span text:style-name="T1">gesättigte </text:span><text:span text:style-name="T1">Fettsäure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4.8cm">
          <text:p text:style-name="P5"><text:span text:style-name="T1">Input Salz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6cm">
          <text:p text:style-name="P5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7.2cm">
          <text:p text:style-name="P5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8.4cm">
          <text:p text:style-name="P5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6cm" svg:height="1cm" svg:x="7.399cm" svg:y="11.8cm"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10.1cm">
          <text:p text:style-name="P5"><text:span text:style-name="T1">Input Select options Getränk/Käse/Fette/Sonstig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d 5: Results / Desktop / URL: „/results“ / loggedOut </text:span></text:p>
          </draw:text-box>
        </draw:frame>
        <draw:custom-shape draw:style-name="gr10" draw:text-style-name="P2" draw:layer="layout" svg:width="10.999cm" svg:height="2.2cm" svg:x="3.2cm" svg:y="1.799cm">
          <text:p text:style-name="P1"><text:span text:style-name="T1">Nutrisc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.999cm" svg:height="2.2cm" svg:x="3.199cm" svg:y="4.799cm">
          <text:p text:style-name="P1"><text:span text:style-name="T1">Lebensmittel-Amp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d 6: Results failed / Desktop / URL: „/results“ / loggedOut </text:span></text:p>
          </draw:text-box>
        </draw:frame>
        <draw:custom-shape draw:style-name="gr11" draw:text-style-name="P2" draw:layer="layout" svg:width="13.6cm" svg:height="9.801cm" svg:x="3.2cm" svg:y="1.799cm">
          <text:p text:style-name="P1"><text:span text:style-name="T1">UPS – Da ist etwas schief gelaufen</text:span></text:p>
          <text:p text:style-name="P1"><text:span text:style-name="T1"/></text:p>
          <text:p text:style-name="P1"><text:span text:style-name="T1">Error 1001</text:span></text:p>
          <text:p text:style-name="P1"><text:span text:style-name="T1"/></text:p>
          <text:p text:style-name="P1"><text:span text:style-name="T1">product not fou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7: About / Desktop / URL: „/about“ / loggedOut </text:span></text:p>
          </draw:text-box>
        </draw:frame>
        <draw:custom-shape draw:style-name="gr12" draw:text-style-name="P2" draw:layer="layout" svg:width="15.2cm" svg:height="2.2cm" svg:x="2.1cm" svg:y="10cm">
          <text:p text:style-name="P1"><text:span text:style-name="T1">Foodata – die Lebenmittelapp</text:span></text:p>
          <text:p text:style-name="P1"><text:span text:style-name="T1">Bla bla bla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299cm" svg:height="7.2cm" svg:x="2.099cm" svg:y="2.262cm">
          <text:p text:style-name="P1"><text:span text:style-name="T1">Hans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299cm" svg:height="7.2cm" svg:x="7.5cm" svg:y="2.2cm">
          <text:p text:style-name="P1"><text:span text:style-name="T1">Holge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298cm" svg:height="7.2cm" svg:x="12.899cm" svg:y="2.2cm">
          <text:p text:style-name="P1"><text:span text:style-name="T1">Zohi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01cm" svg:height="2.262cm" svg:x="2cm" svg:y="1.199cm">
          <draw:text-box>
            <text:p><text:span text:style-name="T1">Team Foodat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15" draw:text-style-name="P2" draw:layer="layout" svg:width="24.599cm" svg:height="1.4cm" svg:x="1.799cm" svg:y="13.799cm">
          <text:p text:style-name="P1"><text:span text:style-name="T1">Start Page 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8: Admin / Desktop / URL: „/admin“ / loggedOut </text:span></text:p>
          </draw:text-box>
        </draw:frame>
        <draw:custom-shape draw:style-name="gr16" draw:text-style-name="P2" draw:layer="layout" svg:width="10.4cm" svg:height="1.4cm" svg:x="2cm" svg:y="1.799cm">
          <text:p text:style-name="P1"><text:span text:style-name="T1">Input Nam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0.4cm" svg:height="1.4cm" svg:x="1.999cm" svg:y="3.999cm">
          <text:p text:style-name="P1"><text:span text:style-name="T1">Input Password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199cm" svg:height="1.2cm" svg:x="13.799cm" svg:y="4.199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15" draw:text-style-name="P2" draw:layer="layout" svg:width="24.599cm" svg:height="1.4cm" svg:x="1.799cm" svg:y="13.799cm">
          <text:p text:style-name="P1"><text:span text:style-name="T1">Start Page 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9: Admin login failed / Desktop / URL: „/admin“ / loggedOut </text:span></text:p>
          </draw:text-box>
        </draw:frame>
        <draw:custom-shape draw:style-name="gr16" draw:text-style-name="P2" draw:layer="layout" svg:width="10.4cm" svg:height="1.4cm" svg:x="2cm" svg:y="1.799cm">
          <text:p text:style-name="P1"><text:span text:style-name="T1">Input Nam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0.4cm" svg:height="1.4cm" svg:x="1.999cm" svg:y="3.999cm">
          <text:p text:style-name="P1"><text:span text:style-name="T1">Input Password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199cm" svg:height="1.2cm" svg:x="13.799cm" svg:y="4.199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6.4cm" svg:height="1.673cm" svg:x="6.6cm" svg:y="8.6cm">
          <draw:text-box>
            <text:p>Sorry, LogIn nicht erfolgreich, bitte erneut versuchen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4" draw:text-style-name="P3" draw:layer="layout" svg:width="24.601cm" svg:height="1.555cm" svg:x="1.799cm" svg:y="0.037cm">
          <draw:text-box>
            <text:p><text:span text:style-name="T1">Id 10: Admin / Desktop / URL: „/admin“ / loggedIn</text:span></text:p>
          </draw:text-box>
        </draw:frame>
        <draw:custom-shape draw:style-name="gr19" draw:text-style-name="P2" draw:layer="layout" svg:width="6.199cm" svg:height="2.399cm" svg:x="10.4cm" svg:y="9.2cm">
          <text:p text:style-name="P1"><text:span text:style-name="T1">Wählen 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2.601cm" svg:height="1.555cm" svg:x="7.2cm" svg:y="2.637cm">
          <draw:text-box>
            <text:p text:style-name="P1"><text:span text:style-name="T1">You are logged in !</text:span></text:p>
          </draw:text-box>
        </draw:frame>
        <draw:frame draw:style-name="gr20" draw:text-style-name="P3" draw:layer="layout" svg:width="6.201cm" svg:height="2.969cm" svg:x="5.2cm" svg:y="5.499cm">
          <draw:text-box>
            <text:p><text:span text:style-name="T1">Datensatz pflegen </text:span></text:p>
          </draw:text-box>
        </draw:frame>
        <draw:custom-shape draw:style-name="gr21" draw:text-style-name="P1" draw:layer="layout" svg:width="0.599cm" svg:height="0.599cm" svg:x="17.399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8cm" svg:height="3.677cm" svg:x="18.4cm" svg:y="5.437cm">
          <draw:text-box>
            <text:p><text:span text:style-name="T1">Neuer Datensatz anlegen</text:span></text:p>
          </draw:text-box>
        </draw:frame>
        <draw:custom-shape draw:style-name="gr23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99cm" svg:height="0.599cm" svg:x="4.402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4cm" svg:height="0.4cm" svg:x="4.50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799cm" svg:y="0.037cm">
          <draw:text-box>
            <text:p><text:span text:style-name="T2">Id 11: Neuer Datensatz / Desktop / URL: „/admin/add_product</text:span><text:span text:style-name="T1">“ / loggedIn</text:span></text:p>
          </draw:text-box>
        </draw:frame>
        <draw:custom-shape draw:style-name="gr26" draw:text-style-name="P6" draw:layer="layout" svg:width="9.898cm" svg:height="1cm" svg:x="2.3cm" svg:y="2.4cm">
          <text:p text:style-name="P5"><text:span text:style-name="T1">Input Produktname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2.3cm" svg:y="3.6cm">
          <text:p text:style-name="P5"><text:span text:style-name="T1">Input Hersteller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4.838cm">
          <text:p text:style-name="P5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6.038cm">
          <text:p text:style-name="P5"><text:span text:style-name="T1">Input Natrium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7.238cm">
          <text:p text:style-name="P5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8.438cm">
          <text:p text:style-name="P5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9.638cm">
          <text:p text:style-name="P5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6cm" svg:height="1cm" svg:x="10.4cm" svg:y="12.4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2.438cm">
          <text:p text:style-name="P5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3.638cm">
          <text:p text:style-name="P5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2.3cm" svg:y="4.8cm">
          <text:p text:style-name="P5"><text:span text:style-name="T1">Input EAN Codes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2.3cm" svg:y="6cm">
          <text:p text:style-name="P5"><text:span text:style-name="T1">Input Handelskette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9.9cm" svg:height="2.4cm" svg:x="2.3cm" svg:y="8.4cm">
          <text:p text:style-name="P5"><text:span text:style-name="T1">Input Select options =</text:span></text:p>
          <text:p text:style-name="P5"><text:span text:style-name="T1">Getränk / Käse / Fette /Sonstig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799cm" svg:y="0.037cm">
          <draw:text-box>
            <text:p><text:span text:style-name="T2">Id 12: Datensatz Pflegen / Desktop / URL: „/admin/edit_product</text:span><text:span text:style-name="T1">“ / loggedIn</text:span></text:p>
          </draw:text-box>
        </draw:frame>
        <draw:custom-shape draw:style-name="gr28" draw:text-style-name="P6" draw:layer="layout" svg:width="14.7cm" svg:height="1cm" svg:x="2.3cm" svg:y="2.6cm">
          <text:p text:style-name="P5"><text:span text:style-name="T1">Input Suchbegriff (Produktname oder Hersteller)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799cm" svg:height="1.2cm" svg:x="23.6cm" svg:y="1.2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4.524cm" svg:height="8.846cm" svg:x="1.91cm" svg:y="6.12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<text:span text:style-name="T1">ID</text:span></text:p>
              </table:table-cell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  <table:table-cell>
                <text:p>Bearbeiten</text:p>
              </table:table-cell>
              <table:table-cell>
                <text:p>Löschen</text:p>
              </table:table-cell>
            </table:table-row>
            <table:table-row table:style-name="ro2" table:default-cell-style-name="gray2">
              <table:table-cell>
                <text:p><text:span text:style-name="T1">01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1">
              <table:table-cell>
                <text:p><text:span text:style-name="T1">02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2">
              <table:table-cell>
                <text:p><text:span text:style-name="T1">03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1">
              <table:table-cell>
                <text:p><text:span text:style-name="T1">04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9" draw:text-style-name="P1" draw:layer="layout" svg:width="6.3cm" svg:height="1.6cm" svg:x="2.3cm" svg:y="3.9cm">
          <text:p text:style-name="P1">Zurück zur Auswah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799cm" svg:y="0.037cm">
          <draw:text-box>
            <text:p><text:span text:style-name="T2">Id 13: Datensatz Result / Desktop / URL: „/admin/results</text:span><text:span text:style-name="T1">“ / loggedIn</text:span></text:p>
          </draw:text-box>
        </draw:frame>
        <draw:custom-shape draw:style-name="gr23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4.2cm" svg:height="0.962cm" svg:x="0cm" svg:y="3cm">
          <draw:text-box>
            <text:p text:style-name="P1"><text:s text:c="16"/>Ergebnismeldung vom Server</text:p>
          </draw:text-box>
        </draw:frame>
        <draw:custom-shape draw:style-name="gr30" draw:text-style-name="P1" draw:layer="layout" svg:width="7.2cm" svg:height="2cm" svg:x="9.6cm" svg:y="8.2cm">
          <text:p text:style-name="P1">Datenbank weiter</text:p>
          <text:p text:style-name="P1"><text:s/>bearbeit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799cm" svg:y="0.037cm">
          <draw:text-box>
            <text:p><text:span text:style-name="T2">Id 14: Datensatz Result / Desktop / URL: „/admin/no_permission</text:span><text:span text:style-name="T1">“ / loggedOut</text:span></text:p>
          </draw:text-box>
        </draw:frame>
        <draw:frame draw:style-name="gr25" draw:text-style-name="P7" draw:layer="layout" svg:width="24.2cm" svg:height="0.962cm" svg:x="0cm" svg:y="3cm">
          <draw:text-box>
            <text:p text:style-name="P1"><text:s text:c="16"/>Sie sind nicht berechtigt, auf diese Seite zuzugreifen!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199cm" svg:y="0.537cm">
          <draw:text-box>
            <text:p><text:span text:style-name="T2">Id 14: Userflow / Desktop <text:s/>+ Responsive</text:span></text:p>
          </draw:text-box>
        </draw:frame>
        <draw:custom-shape draw:style-name="gr31" draw:text-style-name="P1" draw:layer="layout" svg:width="6.2cm" svg:height="1.8cm" svg:x="10.4cm" svg:y="1.8cm">
          <text:p text:style-name="P1">Id 1</text:p>
          <text:p text:style-name="P1">StartPage</text:p>
          <draw:enhanced-geometry svg:viewBox="0 0 21600 21600" draw:type="rectangle" draw:enhanced-path="M 0 0 L 21600 0 21600 21600 0 21600 0 0 Z N"/>
        </draw:custom-shape>
        <draw:custom-shape draw:style-name="gr32" draw:text-style-name="P1" xml:id="id1" draw:id="id1" draw:layer="layout" svg:width="4.626cm" svg:height="1.8cm" svg:x="1.2cm" svg:y="6.4cm">
          <text:p text:style-name="P1">Id 2</text:p>
          <text:p text:style-name="P1">Scanner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4.625cm" svg:height="1.8cm" svg:x="7.925cm" svg:y="6.4cm">
          <text:p text:style-name="P1">Id 3</text:p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32" draw:text-style-name="P1" xml:id="id3" draw:id="id3" draw:layer="layout" svg:width="4.626cm" svg:height="1.8cm" svg:x="21.974cm" svg:y="6.4cm">
          <text:p text:style-name="P1">Id 7</text:p>
          <text:p text:style-name="P1">About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4.626cm" svg:height="1.8cm" svg:x="14.95cm" svg:y="6.4cm">
          <text:p text:style-name="P1">Id 4</text:p>
          <text:p text:style-name="P1">CalcOffline</text:p>
          <draw:enhanced-geometry svg:viewBox="0 0 21600 21600" draw:type="rectangle" draw:enhanced-path="M 0 0 L 21600 0 21600 21600 0 21600 0 0 Z N"/>
        </draw:custom-shape>
        <draw:custom-shape draw:style-name="gr34" draw:text-style-name="P1" xml:id="id2" draw:id="id2" draw:layer="layout" svg:width="9.2cm" svg:height="1.8cm" draw:transform="skewX (-0.0122173047639603) rotate (-0.0122173047639598) translate (9.5cm 12.6cm)">
          <text:p text:style-name="P1">Id 5 / Id 6</text:p>
          <text:p text:style-name="P1">SearchResults / ErrorMessage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6.6cm" svg:y1="2.4cm" svg:x2="24.4cm" svg:y2="6.4cm">
          <text:p/>
        </draw:line>
        <draw:line draw:style-name="gr35" draw:text-style-name="P11" draw:layer="layout" svg:x1="15.8cm" svg:y1="3.6cm" svg:x2="17.8cm" svg:y2="6.4cm">
          <text:p/>
        </draw:line>
        <draw:line draw:style-name="gr35" draw:text-style-name="P11" draw:layer="layout" svg:x1="11.6cm" svg:y1="3.6cm" svg:x2="10.4cm" svg:y2="6.4cm">
          <text:p/>
        </draw:line>
        <draw:line draw:style-name="gr35" draw:text-style-name="P11" draw:layer="layout" svg:x1="10.4cm" svg:y1="2.6cm" svg:x2="4cm" svg:y2="6.4cm">
          <text:p/>
        </draw:line>
        <draw:line draw:style-name="gr36" draw:text-style-name="P12" draw:layer="layout" svg:x1="19.576cm" svg:y1="7.3cm" svg:x2="21.974cm" svg:y2="7.3cm">
          <text:p/>
        </draw:line>
        <draw:connector draw:style-name="gr37" draw:text-style-name="P11" draw:layer="layout" svg:x1="1.2cm" svg:y1="7.3cm" svg:x2="9.5cm" svg:y2="13.5cm" draw:start-shape="id1" draw:start-glue-point="3" draw:end-shape="id2" draw:end-glue-point="3" svg:d="M1200 7300h-501v6200h8801" svg:viewBox="0 0 8802 6201">
          <text:p/>
        </draw:connector>
        <draw:line draw:style-name="gr36" draw:text-style-name="P12" draw:layer="layout" svg:x1="12.476cm" svg:y1="7.3cm" svg:x2="14.95cm" svg:y2="7.3cm">
          <text:p/>
        </draw:line>
        <draw:line draw:style-name="gr36" draw:text-style-name="P12" draw:layer="layout" svg:x1="5.676cm" svg:y1="7.3cm" svg:x2="8.074cm" svg:y2="7.3cm">
          <text:p/>
        </draw:line>
        <draw:connector draw:style-name="gr35" draw:text-style-name="P11" draw:layer="layout" svg:x1="18.699cm" svg:y1="13.612cm" svg:x2="26.6cm" svg:y2="7.3cm" draw:start-shape="id2" draw:start-glue-point="1" draw:end-shape="id3" draw:end-glue-point="1" svg:d="M18699 13612h8402v-6312h-501" svg:viewBox="0 0 8403 6313">
          <text:p/>
        </draw:connector>
        <draw:line draw:style-name="gr38" draw:text-style-name="P9" draw:layer="layout" svg:x1="11.6cm" svg:y1="8.2cm" svg:x2="12.4cm" svg:y2="12.6cm">
          <text:p/>
        </draw:line>
        <draw:line draw:style-name="gr38" draw:text-style-name="P9" draw:layer="layout" svg:x1="15.8cm" svg:y1="8.2cm" svg:x2="15.2cm" svg:y2="12.6cm">
          <text:p/>
        </draw:line>
        <draw:line draw:style-name="gr39" draw:text-style-name="P1" draw:layer="layout" svg:x1="4.8cm" svg:y1="8.2cm" svg:x2="4.8cm" svg:y2="9cm">
          <text:p/>
        </draw:line>
        <draw:line draw:style-name="gr40" draw:text-style-name="P11" draw:layer="layout" svg:x1="4.8cm" svg:y1="9cm" svg:x2="17.4cm" svg:y2="9cm">
          <text:p/>
        </draw:line>
        <draw:line draw:style-name="gr35" draw:text-style-name="P11" draw:layer="layout" svg:x1="17.4cm" svg:y1="9cm" svg:x2="17.4cm" svg:y2="8.2cm">
          <text:p/>
        </draw:line>
        <draw:line draw:style-name="gr39" draw:text-style-name="P1" draw:layer="layout" svg:x1="9.8cm" svg:y1="8.2cm" svg:x2="9.8cm" svg:y2="10.4cm">
          <text:p/>
        </draw:line>
        <draw:line draw:style-name="gr40" draw:text-style-name="P11" draw:layer="layout" svg:x1="9.8cm" svg:y1="10.4cm" svg:x2="25.4cm" svg:y2="10.4cm">
          <text:p/>
        </draw:line>
        <draw:line draw:style-name="gr35" draw:text-style-name="P11" draw:layer="layout" svg:x1="25.4cm" svg:y1="10.4cm" svg:x2="25.4cm" svg:y2="8.2cm">
          <text:p/>
        </draw:line>
        <draw:line draw:style-name="gr39" draw:text-style-name="P1" draw:layer="layout" svg:x1="3.4cm" svg:y1="8.2cm" svg:x2="3.4cm" svg:y2="9.6cm">
          <text:p/>
        </draw:line>
        <draw:line draw:style-name="gr40" draw:text-style-name="P11" draw:layer="layout" svg:x1="3.4cm" svg:y1="9.6cm" svg:x2="24cm" svg:y2="9.6cm">
          <text:p/>
        </draw:line>
        <draw:line draw:style-name="gr35" draw:text-style-name="P11" draw:layer="layout" svg:x1="24cm" svg:y1="9.6cm" svg:x2="24cm" svg:y2="8.2cm">
          <text:p/>
        </draw:lin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199cm" svg:y="0.537cm">
          <draw:text-box>
            <text:p><text:span text:style-name="T2">Id 15: Adminflow / Desktop <text:s/></text:span></text:p>
          </draw:text-box>
        </draw:frame>
        <draw:custom-shape draw:style-name="gr41" draw:text-style-name="P1" xml:id="id5" draw:id="id5" draw:layer="layout" svg:width="6.8cm" svg:height="1.8cm" svg:x="9.8cm" svg:y="1.8cm">
          <text:p text:style-name="P1">Id 8</text:p>
          <text:p text:style-name="P1">Admin (logged out)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4.626cm" svg:height="1.8cm" svg:x="1.2cm" svg:y="1.9cm">
          <text:p text:style-name="P1">Id 1</text:p>
          <text:p text:style-name="P1">Start Page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7.4cm" svg:height="2cm" svg:x="3cm" svg:y="7.8cm">
          <text:p text:style-name="P1">Id 11</text:p>
          <text:p text:style-name="P1"><text:span text:style-name="T2">Admin / Neuer Datensatz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6.8cm" svg:height="1.8cm" svg:x="9.8cm" svg:y="5.2cm">
          <text:p text:style-name="P1">Id 10</text:p>
          <text:p text:style-name="P1">Admin / result login</text:p>
          <draw:enhanced-geometry svg:viewBox="0 0 21600 21600" draw:type="rectangle" draw:enhanced-path="M 0 0 L 21600 0 21600 21600 0 21600 0 0 Z N"/>
        </draw:custom-shape>
        <draw:custom-shape draw:style-name="gr30" draw:text-style-name="P1" xml:id="id4" draw:id="id4" draw:layer="layout" svg:width="7.2cm" svg:height="2cm" svg:x="9.6cm" svg:y="12.6cm">
          <text:p text:style-name="P1">Id 13</text:p>
          <text:p text:style-name="P1"><text:span text:style-name="T2">Admin /Datensatz Result </text:span>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2cm" svg:y1="3.6cm" svg:x2="12cm" svg:y2="5.2cm">
          <text:p/>
        </draw:line>
        <draw:line draw:style-name="gr35" draw:text-style-name="P11" draw:layer="layout" svg:x1="9.8cm" svg:y1="2.8cm" svg:x2="5.826cm" svg:y2="2.8cm">
          <text:p/>
        </draw:line>
        <draw:connector draw:style-name="gr35" draw:text-style-name="P11" draw:layer="layout" draw:line-skew="8.899cm" svg:x1="16.8cm" svg:y1="13.6cm" svg:x2="13.2cm" svg:y2="1.8cm" draw:start-shape="id4" draw:start-glue-point="1" draw:end-shape="id5" draw:end-glue-point="0" svg:d="M16800 13600h9400v-12301h-13000v501" svg:viewBox="0 0 13001 12302">
          <text:p/>
        </draw:connector>
        <draw:line draw:style-name="gr35" draw:text-style-name="P11" draw:layer="layout" svg:x1="14.4cm" svg:y1="5.2cm" svg:x2="14.4cm" svg:y2="3.6cm">
          <text:p/>
        </draw:line>
        <draw:line draw:style-name="gr39" draw:text-style-name="P1" draw:layer="layout" svg:x1="9.8cm" svg:y1="3.6cm" svg:x2="4.2cm" svg:y2="7.8cm">
          <text:p/>
        </draw:line>
        <draw:line draw:style-name="gr35" draw:text-style-name="P11" draw:layer="layout" svg:x1="22cm" svg:y1="8cm" svg:x2="16.6cm" svg:y2="3.6cm">
          <text:p/>
        </draw:line>
        <draw:custom-shape draw:style-name="gr42" draw:text-style-name="P1" draw:layer="layout" svg:width="7.4cm" svg:height="2cm" svg:x="16.6cm" svg:y="8cm">
          <text:p text:style-name="P1">Id 12</text:p>
          <text:p text:style-name="P1"><text:span text:style-name="T2">Admin /Datensatz Pflegen</text:span>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6.6cm" svg:y1="9cm" svg:x2="10.4cm" svg:y2="9cm">
          <text:p/>
        </draw:line>
        <draw:line draw:style-name="gr35" draw:text-style-name="P11" draw:layer="layout" svg:x1="7.2cm" svg:y1="9.8cm" svg:x2="12.4cm" svg:y2="12.6cm">
          <text:p/>
        </draw:line>
        <draw:line draw:style-name="gr35" draw:text-style-name="P11" draw:layer="layout" svg:x1="16.601cm" svg:y1="6.4cm" svg:x2="19.6cm" svg:y2="8cm">
          <text:p/>
        </draw:line>
        <draw:line draw:style-name="gr35" draw:text-style-name="P11" draw:layer="layout" svg:x1="9.8cm" svg:y1="6.2cm" svg:x2="7.8cm" svg:y2="7.8cm">
          <text:p/>
        </draw:line>
        <draw:custom-shape draw:style-name="gr43" draw:text-style-name="P1" draw:layer="layout" svg:width="6cm" svg:height="1.8cm" svg:x="19.2cm" svg:y="1.8cm">
          <text:p text:style-name="P1">Id 9</text:p>
          <text:p text:style-name="P1">Admin / login failed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9.2cm" svg:y1="3.1cm" svg:x2="16.527cm" svg:y2="3.1cm">
          <text:p/>
        </draw:line>
        <draw:line draw:style-name="gr35" draw:text-style-name="P11" draw:layer="layout" svg:x1="16.6cm" svg:y1="2.4cm" svg:x2="19.2cm" svg:y2="2.4cm">
          <text:p/>
        </draw:line>
        <draw:line draw:style-name="gr35" draw:text-style-name="P11" draw:layer="layout" svg:x1="13.6cm" svg:y1="12.6cm" svg:x2="13.5cm" svg:y2="7cm">
          <text:p/>
        </draw:line>
        <draw:line draw:style-name="gr35" draw:text-style-name="P11" draw:layer="layout" svg:x1="20.6cm" svg:y1="8cm" svg:x2="16.6cm" svg:y2="5.8cm">
          <text:p/>
        </draw:lin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16:02:03.278450275</dc:date>
    <meta:editing-duration>PT2H55S</meta:editing-duration>
    <meta:editing-cycles>21</meta:editing-cycles>
    <meta:generator>LibreOffice/6.0.7.3$Linux_X86_64 LibreOffice_project/00m0$Build-3</meta:generator>
    <meta:document-statistic meta:object-count="204"/>
  </office:meta>
</office:document-meta>
</file>